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1686"/>
    </style:style>
    <style:style style:name="P2" style:family="paragraph" style:parent-style-name="Text_20_body">
      <style:text-properties officeooo:rsid="000289ba" officeooo:paragraph-rsid="0007ccbf"/>
    </style:style>
    <style:style style:name="P3" style:family="paragraph" style:parent-style-name="Text_20_body">
      <style:text-properties officeooo:rsid="000543a1" officeooo:paragraph-rsid="000543a1"/>
    </style:style>
    <style:style style:name="P4" style:family="paragraph" style:parent-style-name="Text_20_body">
      <style:text-properties officeooo:paragraph-rsid="0007ccbf"/>
    </style:style>
    <style:style style:name="P5" style:family="paragraph" style:parent-style-name="Text_20_body">
      <style:text-properties officeooo:paragraph-rsid="000c0a84"/>
    </style:style>
    <style:style style:name="P6" style:family="paragraph" style:parent-style-name="Text_20_body">
      <style:text-properties officeooo:paragraph-rsid="000e8271"/>
    </style:style>
    <style:style style:name="P7" style:family="paragraph" style:parent-style-name="Text_20_body">
      <style:text-properties officeooo:paragraph-rsid="00104beb"/>
    </style:style>
    <style:style style:name="P8" style:family="paragraph" style:parent-style-name="Text_20_body">
      <style:text-properties officeooo:paragraph-rsid="00104ddd"/>
    </style:style>
    <style:style style:name="P9" style:family="paragraph" style:parent-style-name="Heading_20_2">
      <style:text-properties officeooo:rsid="00011686" officeooo:paragraph-rsid="00011686"/>
    </style:style>
    <style:style style:name="P10" style:family="paragraph" style:parent-style-name="Heading_20_2">
      <style:text-properties officeooo:paragraph-rsid="0007ccbf"/>
    </style:style>
    <style:style style:name="P11" style:family="paragraph" style:parent-style-name="Heading_20_2">
      <style:paragraph-properties fo:break-before="page"/>
    </style:style>
    <style:style style:name="P12" style:family="paragraph" style:parent-style-name="Text_20_body">
      <style:text-properties officeooo:rsid="00011686" officeooo:paragraph-rsid="0007ccbf"/>
    </style:style>
    <style:style style:name="P13" style:family="paragraph" style:parent-style-name="Text_20_body">
      <style:text-properties officeooo:rsid="00011686" officeooo:paragraph-rsid="0015d846"/>
    </style:style>
    <style:style style:name="P14" style:family="paragraph" style:parent-style-name="Text_20_body">
      <style:text-properties officeooo:rsid="000289ba" officeooo:paragraph-rsid="0007ccbf"/>
    </style:style>
    <style:style style:name="P15" style:family="paragraph" style:parent-style-name="Text_20_body">
      <style:text-properties officeooo:rsid="000289ba" officeooo:paragraph-rsid="000c0a84"/>
    </style:style>
    <style:style style:name="P16" style:family="paragraph" style:parent-style-name="Text_20_body">
      <style:text-properties officeooo:rsid="000289ba" officeooo:paragraph-rsid="000e8271"/>
    </style:style>
    <style:style style:name="P17" style:family="paragraph" style:parent-style-name="Text_20_body">
      <style:text-properties officeooo:rsid="000289ba" officeooo:paragraph-rsid="00104ddd"/>
    </style:style>
    <style:style style:name="P18" style:family="paragraph" style:parent-style-name="Text_20_body">
      <style:text-properties officeooo:paragraph-rsid="00104ddd"/>
    </style:style>
    <style:style style:name="P19" style:family="paragraph" style:parent-style-name="Text_20_body">
      <style:text-properties officeooo:paragraph-rsid="001548c8"/>
    </style:style>
    <style:style style:name="P20" style:family="paragraph" style:parent-style-name="Text_20_body">
      <style:text-properties officeooo:paragraph-rsid="0009b270"/>
    </style:style>
    <style:style style:name="P21" style:family="paragraph" style:parent-style-name="Text_20_body">
      <style:text-properties officeooo:paragraph-rsid="0015d846"/>
    </style:style>
    <style:style style:name="T1" style:family="text">
      <style:text-properties officeooo:rsid="00011686"/>
    </style:style>
    <style:style style:name="T2" style:family="text">
      <style:text-properties officeooo:rsid="000289ba"/>
    </style:style>
    <style:style style:name="T3" style:family="text">
      <style:text-properties officeooo:rsid="00036873"/>
    </style:style>
    <style:style style:name="T4" style:family="text">
      <style:text-properties officeooo:rsid="000672a6"/>
    </style:style>
    <style:style style:name="T5" style:family="text">
      <style:text-properties officeooo:rsid="00080e47"/>
    </style:style>
    <style:style style:name="T6" style:family="text">
      <style:text-properties officeooo:rsid="000c0a84"/>
    </style:style>
    <style:style style:name="T7" style:family="text">
      <style:text-properties officeooo:rsid="000d08a6"/>
    </style:style>
    <style:style style:name="T8" style:family="text">
      <style:text-properties officeooo:rsid="000e8271"/>
    </style:style>
    <style:style style:name="T9" style:family="text">
      <style:text-properties officeooo:rsid="000fd5b0"/>
    </style:style>
    <style:style style:name="T10" style:family="text">
      <style:text-properties officeooo:rsid="00104beb"/>
    </style:style>
    <style:style style:name="T11" style:family="text">
      <style:text-properties officeooo:rsid="00104ddd"/>
    </style:style>
    <style:style style:name="T12" style:family="text">
      <style:text-properties officeooo:rsid="0010814f"/>
    </style:style>
    <style:style style:name="T13" style:family="text">
      <style:text-properties officeooo:rsid="001302d2"/>
    </style:style>
    <style:style style:name="T14" style:family="text">
      <style:text-properties officeooo:rsid="001548c8"/>
    </style:style>
    <style:style style:name="T15" style:family="text">
      <style:text-properties officeooo:rsid="0015d846"/>
    </style:style>
    <style:style style:name="T16" style:family="text">
      <style:text-properties officeooo:rsid="0016bbee"/>
    </style:style>
    <style:style style:name="T17" style:family="text">
      <style:text-properties officeooo:rsid="0019b0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Préambule :</text:h>
      <text:p text:style-name="P1"/>
      <text:p text:style-name="P1">La disposition de la caméra n’est vraiment pas idéal<text:span text:style-name="T1">e</text:span> et l’angle est un peu étrange, ce qui fausse le tracking, mais je n’avais pas la possibilité de <text:span text:style-name="T1">faire ça ailleurs.</text:span></text:p>
      <text:p text:style-name="P3">Si jamais ce dépôt devient public ou si vous le copiez pour le rendre public, merci de supprimer ce dossier.</text:p>
      <text:h text:style-name="Heading_20_2" text:outline-level="2">1_MainWindow_NoKinect :</text:h>
      <text:p text:style-name="P1"><text:span text:style-name="T1">Cette capture correspond à l’affichage de l’application si la Kinect n’est pas </text:span><text:span text:style-name="T13">connectée/fonctionnelle</text:span><text:span text:style-name="T1">.</text:span></text:p>
      <text:h text:style-name="Heading_20_2" text:outline-level="2">2_MainWindow_KinectDefault :</text:h>
      <text:p text:style-name="P12">Cette capture correspond à l’affichage de l’application lorsque l’on connecte la Kinect et qu’elle reconnaît un corps.</text:p>
      <text:p text:style-name="P2">On peut voir que :</text:p>
      <text:p text:style-name="P2">- Le voyant correspondant à la kinect est passé au vert dans la barre en haut.</text:p>
      <text:p text:style-name="P4">- <text:span text:style-name="T2">L’affichage par défaut est en couleur et que la tracking visuel est activé.</text:span></text:p>
      <text:p text:style-name="P4">- <text:span text:style-name="T2">L’identifiant du squelette est affiché à coté de sa tête,</text:span></text:p>
      <text:p text:style-name="P4">- <text:span text:style-name="T2">Aucun squelette n’est sélectionné par défaut.</text:span></text:p>
      <text:p text:style-name="P4">- <text:span text:style-name="T3">La main gauche du squelette est entouré d’un rond rouge car j’ai le poing fermé.</text:span></text:p>
      <text:p text:style-name="P4">- <text:span text:style-name="T3">La main droite du squelette est entouré d’un rond rouge car j’ai la main ouverte.</text:span></text:p>
      <text:p text:style-name="P4">- <text:span text:style-name="T5">Le framerate est affiché en haut à droite de la vidéo.</text:span></text:p>
      <text:h text:style-name="P10" text:outline-level="2">3_MainWindow_SelectedSkeleton :</text:h>
      <text:p text:style-name="Text_20_body"><text:span text:style-name="T1">Cette capture correspond à l’affichage de l’application </text:span><text:span text:style-name="T4">une fois que l’on a s</text:span><text:span text:style-name="T17">é</text:span><text:span text:style-name="T4">lectionné un ID de squelette a suivre.</text:span></text:p>
      <text:p text:style-name="P2">On peut voir que :</text:p>
      <text:p text:style-name="P4">- <text:span text:style-name="T4">J’ai s</text:span><text:span text:style-name="T16">é</text:span><text:span text:style-name="T4">lectionné l’ID 29891 et cela me permet de diffuser ou enregistrer les données de ce squelette.</text:span></text:p>
      <text:p text:style-name="P4">- <text:span text:style-name="T3">La main gauche du squelette est entouré d’un rond </text:span><text:span text:style-name="T4">bleu car je fais un « Y » avec mes doigts.</text:span></text:p>
      <text:p text:style-name="P4">- <text:span text:style-name="T4">L’avant bras droit du squelette est en jaune car la Kinect suppose la position de ces « joints ».</text:span></text:p>
      <text:h text:style-name="P11" text:outline-level="2">4_MainWindow_Depth :</text:h>
      <text:p text:style-name="P13">Cette capture correspond à l’affichage de l’application si l’on <text:span text:style-name="T15">sélectionne</text:span> la vision en « Profondeur ».</text:p>
      <text:p text:style-name="P20"><text:span text:style-name="T2">On peut voir que </text:span><text:span text:style-name="T14">l</text:span>e format de l’image n’est pas le même <text:span text:style-name="T6">que la </text:span>caméra <text:span text:style-name="T6">couleur</text:span>.</text:p>
      <text:h text:style-name="Heading_20_2" text:outline-level="2">5_MainWindow_Infrared_NoVisuTracking</text:h>
      <text:p text:style-name="P5"><text:span text:style-name="T1">Cette capture correspond à l’affichage de l’application si l’on </text:span><text:span text:style-name="T15">sélectionne</text:span><text:span text:style-name="T1"> la vision en «</text:span><text:span text:style-name="T6">Infrarouge</text:span><text:span text:style-name="T1">».</text:span></text:p>
      <text:p text:style-name="P15">On peut voir que :</text:p>
      <text:p text:style-name="P21">- Le format de l’image n’est pas le même <text:span text:style-name="T6">que la </text:span>caméra <text:span text:style-name="T6">couleur</text:span>.</text:p>
      <text:p text:style-name="P5">- <text:span text:style-name="T7">Le tracking visuelle est désactivé.</text:span></text:p>
      <text:h text:style-name="Heading_20_2" text:outline-level="2">6_MainWindow_Recording_Broadcasting_MarkersSent</text:h>
      <text:p text:style-name="P7"><text:span text:style-name="T1">Cette capture correspond à l’affichage de l’application </text:span><text:span text:style-name="T8">lorsque l’on diffuse les données en LSL et que l’on enregistre aussi ces données dans le programme pour pouvoir les exporter en .CSV plus tard. De plus deux marqueurs ont été envoyés.</text:span></text:p>
      <text:p text:style-name="P16">On peut voir que :</text:p>
      <text:p text:style-name="P6">- <text:span text:style-name="T9">La barre de statut montre que l’enregistrement et la diffusion sont en cours.</text:span></text:p>
      <text:p text:style-name="P6">- <text:span text:style-name="T9">On ne peut pas exporter de CSV pendant l’enregistrement. Il faut l’arrêter d’abord.</text:span></text:p>
      <text:p text:style-name="P6">- <text:span text:style-name="T9">Un message montre le contenu du </text:span><text:span text:style-name="T15">dernier</text:span><text:span text:style-name="T9"> marqueur et l’heure de son envoie (heure locale de la machine).</text:span></text:p>
      <text:h text:style-name="Heading_20_2" text:outline-level="2">7_MainWindow_ExportCSV</text:h>
      <text:p text:style-name="P7"><text:span text:style-name="T1">Cette capture correspond à l’affichage de l’application </text:span><text:span text:style-name="T8">lorsque l’on </text:span><text:span text:style-name="T10">exporte le CSV.</text:span></text:p>
      <text:p text:style-name="P17">On peut voir que :</text:p>
      <text:p text:style-name="P8">- <text:span text:style-name="T9">L’</text:span><text:span text:style-name="T11">application utilise l’interface windows classique pour l’enregistrement des fichiers,</text:span></text:p>
      <text:p text:style-name="P8">- <text:span text:style-name="T11">On ne peut enregistrer que des fichiers au format .CSV.</text:span></text:p>
      <text:p text:style-name="P8">- <text:span text:style-name="T12">L’explorateur de fichier s’ouvre sur le dernier fichier dans lequel </text:span><text:span text:style-name="T16">elle</text:span><text:span text:style-name="T12"> a enregistré un .CSV.</text:span></text:p>
      <text:h text:style-name="Heading_20_2" text:outline-level="2">8_MainWindow_LostFocusEffect</text:h>
      <text:p text:style-name="P19"><text:span text:style-name="T1">Cette capture correspond à l’affichage de l’application </text:span><text:span text:style-name="T8">lorsqu’</text:span><text:span text:style-name="T14">elle n’est pas la fenêtre active. </text:span><text:span text:style-name="T16">On peut voit qu’il y a un effet de flou sur l’ensemble de la fenêtr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6-15T14:28:59.158000000</dc:date>
    <meta:editing-duration>PT37M20S</meta:editing-duration>
    <meta:editing-cycles>24</meta:editing-cycles>
    <meta:document-statistic meta:table-count="0" meta:image-count="0" meta:object-count="0" meta:page-count="2" meta:paragraph-count="43" meta:word-count="517" meta:character-count="3111" meta:non-whitespace-character-count="2637"/>
  </office:meta>
</office:document-meta>
</file>